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7.737cm" svg:y="13.201cm">
            <draw:object draw:notify-on-update-of-ranges="Sheet1.A3:Sheet1.A23 Sheet1.B3:Sheet1.B23 Sheet1.A3:Sheet1.A23 Sheet1.C3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]" office:value-type="float" office:value="3" calcext:value-type="float">
            <text:p>3</text:p>
          </table:table-cell>
          <table:table-cell table:formula="of:=[.D3]/[.A3]"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3]+(([.B4]-[.C3])/[.A4])" office:value-type="float" office:value="3.5" calcext:value-type="float">
            <text:p>3.5</text:p>
          </table:table-cell>
          <table:table-cell table:formula="of:=SUM([.$B$3:.B4])" office:value-type="float" office:value="7" calcext:value-type="float">
            <text:p>7</text:p>
          </table:table-cell>
          <table:table-cell table:formula="of:=[.D4]/[.A4]" office:value-type="float" office:value="3.5" calcext:value-type="float">
            <text:p>3.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AVERAGE([.G3:.G4])" office:value-type="float" office:value="55.5" calcext:value-type="float">
            <text:p>55.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]+(([.B5]-[.C4])/[.A5])" office:value-type="float" office:value="4" calcext:value-type="float">
            <text:p>4</text:p>
          </table:table-cell>
          <table:table-cell table:formula="of:=SUM([.$B$3:.B5])" office:value-type="float" office:value="12" calcext:value-type="float">
            <text:p>12</text:p>
          </table:table-cell>
          <table:table-cell table:formula="of:=[.D5]/[.A5]" office:value-type="float" office:value="4" calcext:value-type="float">
            <text:p>4</text:p>
          </table:table-cell>
          <table:table-cell/>
          <table:table-cell office:value-type="float" office:value="57" calcext:value-type="float">
            <text:p>57</text:p>
          </table:table-cell>
          <table:table-cell table:formula="of:=AVERAGE([.G3:.G5])" office:value-type="float" office:value="56" calcext:value-type="float">
            <text:p>56.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C5]+(([.B6]-[.C5])/[.A6])" office:value-type="float" office:value="4" calcext:value-type="float">
            <text:p>4</text:p>
          </table:table-cell>
          <table:table-cell table:formula="of:=SUM([.$B$3:.B6])" office:value-type="float" office:value="16" calcext:value-type="float">
            <text:p>16</text:p>
          </table:table-cell>
          <table:table-cell table:formula="of:=[.D6]/[.A6]"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AVERAGE([.G3:.G6])" office:value-type="float" office:value="56" calcext:value-type="float">
            <text:p>56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6]+(([.B7]-[.C6])/[.A7])" office:value-type="float" office:value="3.8" calcext:value-type="float">
            <text:p>3.8</text:p>
          </table:table-cell>
          <table:table-cell table:formula="of:=SUM([.$B$3:.B7])" office:value-type="float" office:value="19" calcext:value-type="float">
            <text:p>19</text:p>
          </table:table-cell>
          <table:table-cell table:formula="of:=[.D7]/[.A7]" office:value-type="float" office:value="3.8" calcext:value-type="float">
            <text:p>3.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AVERAGE([.G3:.G7])" office:value-type="float" office:value="55.8" calcext:value-type="float">
            <text:p>55.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7]+(([.B8]-[.C7])/[.A8])" office:value-type="float" office:value="3.83333333333333" calcext:value-type="float">
            <text:p>3.83333333333333</text:p>
          </table:table-cell>
          <table:table-cell table:formula="of:=SUM([.$B$3:.B8])" office:value-type="float" office:value="23" calcext:value-type="float">
            <text:p>23</text:p>
          </table:table-cell>
          <table:table-cell table:formula="of:=[.D8]/[.A8]" office:value-type="float" office:value="3.83333333333333" calcext:value-type="float">
            <text:p>3.8333333333333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AVERAGE([.G3:.G8])" office:value-type="float" office:value="55.8333333333333" calcext:value-type="float">
            <text:p>55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8]+(([.B9]-[.C8])/[.A9])" office:value-type="float" office:value="3.85714285714286" calcext:value-type="float">
            <text:p>3.85714285714286</text:p>
          </table:table-cell>
          <table:table-cell table:formula="of:=SUM([.$B$3:.B9])" office:value-type="float" office:value="27" calcext:value-type="float">
            <text:p>27</text:p>
          </table:table-cell>
          <table:table-cell table:formula="of:=[.D9]/[.A9]" office:value-type="float" office:value="3.85714285714286" calcext:value-type="float">
            <text:p>3.8571428571428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AVERAGE([.G3:.G9])" office:value-type="float" office:value="56" calcext:value-type="float">
            <text:p>56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9]+(([.B10]-[.C9])/[.A10])" office:value-type="float" office:value="3.875" calcext:value-type="float">
            <text:p>3.875</text:p>
          </table:table-cell>
          <table:table-cell table:formula="of:=SUM([.$B$3:.B10])" office:value-type="float" office:value="31" calcext:value-type="float">
            <text:p>31</text:p>
          </table:table-cell>
          <table:table-cell table:formula="of:=[.D10]/[.A10]" office:value-type="float" office:value="3.875" calcext:value-type="float">
            <text:p>3.875</text:p>
          </table:table-cell>
          <table:table-cell/>
          <table:table-cell office:value-type="float" office:value="56" calcext:value-type="float">
            <text:p>56</text:p>
          </table:table-cell>
          <table:table-cell table:formula="of:=AVERAGE([.G3:.G10])" office:value-type="float" office:value="56" calcext:value-type="float">
            <text:p>56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10]+(([.B11]-[.C10])/[.A11])" office:value-type="float" office:value="3.77777777777778" calcext:value-type="float">
            <text:p>3.77777777777778</text:p>
          </table:table-cell>
          <table:table-cell table:formula="of:=SUM([.$B$3:.B11])" office:value-type="float" office:value="34" calcext:value-type="float">
            <text:p>34</text:p>
          </table:table-cell>
          <table:table-cell table:formula="of:=[.D11]/[.A11]" office:value-type="float" office:value="3.77777777777778" calcext:value-type="float">
            <text:p>3.77777777777778</text:p>
          </table:table-cell>
          <table:table-cell/>
          <table:table-cell office:value-type="float" office:value="55" calcext:value-type="float">
            <text:p>55</text:p>
          </table:table-cell>
          <table:table-cell table:formula="of:=AVERAGE([.G3:.G11])" office:value-type="float" office:value="55.8888888888889" calcext:value-type="float">
            <text:p>55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1]+(([.B12]-[.C11])/[.A12])" office:value-type="float" office:value="3.9" calcext:value-type="float">
            <text:p>3.9</text:p>
          </table:table-cell>
          <table:table-cell table:formula="of:=SUM([.$B$3:.B12])" office:value-type="float" office:value="39" calcext:value-type="float">
            <text:p>39</text:p>
          </table:table-cell>
          <table:table-cell table:formula="of:=[.D12]/[.A12]" office:value-type="float" office:value="3.9" calcext:value-type="float">
            <text:p>3.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AVERAGE([.G3:.G12])" office:value-type="float" office:value="55.9" calcext:value-type="float">
            <text:p>55.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12]+(([.B13]-[.C12])/[.A13])" office:value-type="float" office:value="4.09090909090909" calcext:value-type="float">
            <text:p>4.09090909090909</text:p>
          </table:table-cell>
          <table:table-cell table:formula="of:=SUM([.B4:.B13])" office:value-type="float" office:value="42" calcext:value-type="float">
            <text:p>42</text:p>
          </table:table-cell>
          <table:table-cell table:formula="of:=[.D13]/10" office:value-type="float" office:value="4.2" calcext:value-type="float">
            <text:p>4.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AVERAGE([.G4:.G13])" office:value-type="float" office:value="56.1" calcext:value-type="float">
            <text:p>56.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13]+(([.B14]-[.C13])/[.A14])" office:value-type="float" office:value="4.16666666666667" calcext:value-type="float">
            <text:p>4.16666666666667</text:p>
          </table:table-cell>
          <table:table-cell table:formula="of:=SUM([.B5:.B14])" office:value-type="float" office:value="43" calcext:value-type="float">
            <text:p>43</text:p>
          </table:table-cell>
          <table:table-cell table:formula="of:=[.D14]/10" office:value-type="float" office:value="4.3" calcext:value-type="float">
            <text:p>4.3</text:p>
          </table:table-cell>
          <table:table-cell/>
          <table:table-cell office:value-type="float" office:value="56" calcext:value-type="float">
            <text:p>56</text:p>
          </table:table-cell>
          <table:table-cell table:formula="of:=AVERAGE([.G5:.G14])" office:value-type="float" office:value="56.1" calcext:value-type="float">
            <text:p>56.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14]+(([.B15]-[.C14])/[.A15])" office:value-type="float" office:value="4.15384615384615" calcext:value-type="float">
            <text:p>4.15384615384615</text:p>
          </table:table-cell>
          <table:table-cell table:formula="of:=SUM([.B6:.B15])" office:value-type="float" office:value="42" calcext:value-type="float">
            <text:p>42</text:p>
          </table:table-cell>
          <table:table-cell table:formula="of:=[.D15]/10" office:value-type="float" office:value="4.2" calcext:value-type="float">
            <text:p>4.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AVERAGE([.G6:.G15])" office:value-type="float" office:value="55.9" calcext:value-type="float">
            <text:p>55.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5]+(([.B16]-[.C15])/[.A16])" office:value-type="float" office:value="4.28571428571429" calcext:value-type="float">
            <text:p>4.28571428571429</text:p>
          </table:table-cell>
          <table:table-cell table:formula="of:=SUM([.B7:.B16])" office:value-type="float" office:value="44" calcext:value-type="float">
            <text:p>44</text:p>
          </table:table-cell>
          <table:table-cell table:formula="of:=[.D16]/10" office:value-type="float" office:value="4.4" calcext:value-type="float">
            <text:p>4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16]+(([.B17]-[.C16])/[.A17])" office:value-type="float" office:value="4.33333333333333" calcext:value-type="float">
            <text:p>4.33333333333333</text:p>
          </table:table-cell>
          <table:table-cell table:formula="of:=SUM([.B8:.B17])" office:value-type="float" office:value="46" calcext:value-type="float">
            <text:p>46</text:p>
          </table:table-cell>
          <table:table-cell table:formula="of:=[.D17]/10" office:value-type="float" office:value="4.6" calcext:value-type="float">
            <text:p>4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17]+(([.B18]-[.C17])/[.A18])" office:value-type="float" office:value="4.3125" calcext:value-type="float">
            <text:p>4.3125</text:p>
          </table:table-cell>
          <table:table-cell table:formula="of:=SUM([.B9:.B18])" office:value-type="float" office:value="46" calcext:value-type="float">
            <text:p>46</text:p>
          </table:table-cell>
          <table:table-cell table:formula="of:=[.D18]/10" office:value-type="float" office:value="4.6" calcext:value-type="float">
            <text:p>4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18]+(([.B19]-[.C18])/[.A19])" office:value-type="float" office:value="4.23529411764706" calcext:value-type="float">
            <text:p>4.23529411764706</text:p>
          </table:table-cell>
          <table:table-cell table:formula="of:=SUM([.B10:.B19])" office:value-type="float" office:value="45" calcext:value-type="float">
            <text:p>45</text:p>
          </table:table-cell>
          <table:table-cell table:formula="of:=[.D19]/10" office:value-type="float" office:value="4.5" calcext:value-type="float">
            <text:p>4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19]+(([.B20]-[.C19])/[.A20])" office:value-type="float" office:value="4.22222222222222" calcext:value-type="float">
            <text:p>4.22222222222222</text:p>
          </table:table-cell>
          <table:table-cell table:formula="of:=SUM([.B11:.B20])" office:value-type="float" office:value="45" calcext:value-type="float">
            <text:p>45</text:p>
          </table:table-cell>
          <table:table-cell table:formula="of:=[.D20]/10" office:value-type="float" office:value="4.5" calcext:value-type="float">
            <text:p>4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20]+(([.B21]-[.C20])/[.A21])" office:value-type="float" office:value="4.21052631578947" calcext:value-type="float">
            <text:p>4.21052631578947</text:p>
          </table:table-cell>
          <table:table-cell table:formula="of:=SUM([.B12:.B21])" office:value-type="float" office:value="46" calcext:value-type="float">
            <text:p>46</text:p>
          </table:table-cell>
          <table:table-cell table:formula="of:=[.D21]/10" office:value-type="float" office:value="4.6" calcext:value-type="float">
            <text:p>4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21]+(([.B22]-[.C21])/[.A22])" office:value-type="float" office:value="4.25" calcext:value-type="float">
            <text:p>4.25</text:p>
          </table:table-cell>
          <table:table-cell table:formula="of:=SUM([.B13:.B22])" office:value-type="float" office:value="46" calcext:value-type="float">
            <text:p>46</text:p>
          </table:table-cell>
          <table:table-cell table:formula="of:=[.D22]/10" office:value-type="float" office:value="4.6" calcext:value-type="float">
            <text:p>4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22]+(([.B23]-[.C22])/[.A23])" office:value-type="float" office:value="4.23809523809524" calcext:value-type="float">
            <text:p>4.23809523809524</text:p>
          </table:table-cell>
          <table:table-cell table:formula="of:=SUM([.B14:.B23])" office:value-type="float" office:value="44" calcext:value-type="float">
            <text:p>44</text:p>
          </table:table-cell>
          <table:table-cell table:formula="of:=[.D23]/10" office:value-type="float" office:value="4.4" calcext:value-type="float">
            <text:p>4.4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0:09:13.156465813</meta:creation-date>
    <dc:date>2023-10-28T22:18:01.379582309</dc:date>
    <meta:editing-duration>PT18M7S</meta:editing-duration>
    <meta:editing-cycles>1</meta:editing-cycles>
    <meta:document-statistic meta:table-count="1" meta:cell-count="13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Sheet1.A3:Sheet1.C23" svg:x="0.319cm" svg:y="0.18cm" svg:width="12.508cm" svg:height="8.646cm">
          <chart:coordinate-region svg:x="0.755cm" svg:y="0.38cm" svg:width="11.885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3" chart:class="chart:scatter">
            <chart:domain table:cell-range-address="Sheet1.A3:Sheet1.A23"/>
            <chart:data-point chart:repeated="21"/>
          </chart:series>
          <chart:series chart:style-name="ch8" chart:values-cell-range-address="Sheet1.C3:Sheet1.C23" chart:class="chart:scatte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3</svg:desc>
                </draw:g>
              </table:table-cell>
              <table:table-cell office:value-type="float" office:value="3">
                <text:p>3</text:p>
                <draw:g>
                  <svg:desc>Sheet1.B3:Sheet1.B23</svg:desc>
                </draw:g>
              </table:table-cell>
              <table:table-cell office:value-type="float" office:value="3">
                <text:p>3</text:p>
                <draw:g>
                  <svg:desc>Sheet1.C3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.77777777777778">
                <text:p>3.777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.09090909090909">
                <text:p>4.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4.15384615384615">
                <text:p>4.153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4.23529411764706">
                <text:p>4.235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.22222222222222">
                <text:p>4.22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.21052631578947">
                <text:p>4.21052631578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.23809523809524">
                <text:p>4.23809523809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